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JP Regular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3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62cm"/>
    </style:style>
    <style:style style:name="gr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7" style:family="graphic" style:parent-style-name="code">
      <style:graphic-properties fo:min-height="2.821cm"/>
    </style:style>
    <style:style style:name="gr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4.1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98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code">
      <style:graphic-properties fo:min-height="0.941cm"/>
    </style:style>
    <style:style style:name="gr12" style:family="graphic" style:parent-style-name="code">
      <style:graphic-properties fo:min-height="11.434cm"/>
    </style:style>
    <style:style style:name="pr1" style:family="presentation" style:parent-style-name="LushGreen1-title">
      <style:graphic-properties draw:auto-grow-height="true" fo:min-height="2.4cm"/>
    </style:style>
    <style:style style:name="pr2" style:family="presentation" style:parent-style-name="LushGreen1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fo:min-height="2.4cm"/>
    </style:style>
    <style:style style:name="pr4" style:family="presentation" style:parent-style-name="LushGreen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size="22pt" fo:font-weight="normal" style:font-size-asian="28pt" style:font-weight-asian="normal" style:font-size-complex="28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32pt" style:font-size-asian="44pt" style:font-size-complex="44pt"/>
    </style:style>
    <style:style style:name="T10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1" style:family="text">
      <style:text-properties fo:font-size="24pt" style:font-size-asian="32pt" style:font-size-complex="32pt"/>
    </style:style>
    <style:style style:name="T12" style:family="text">
      <style:text-properties fo:font-size="20pt" style:font-size-asian="26pt" style:font-size-complex="26pt"/>
    </style:style>
    <style:style style:name="T13" style:family="text">
      <style:text-properties fo:font-size="20pt" fo:font-style="italic" style:font-size-asian="26pt" style:font-style-asian="italic" style:font-size-complex="26pt" style:font-style-complex="italic"/>
    </style:style>
    <style:style style:name="T14" style:family="text">
      <style:text-properties style:use-window-font-color="true" style:text-outline="false" style:text-line-through-style="none" style:text-line-through-type="none" style:font-name="Liberation Sans" fo:font-size="20pt" fo:text-shadow="none" style:text-underline-style="none" style:letter-kerning="true" style:font-size-asian="26pt" style:font-size-complex="26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size-asian="26pt" style:font-style-asian="italic" style:font-weight-asian="bold" style:font-size-complex="26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size="20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22pt" fo:font-style="italic" style:font-size-asian="28pt" style:font-style-asian="italic" style:font-size-complex="28pt" style:font-style-complex="italic"/>
    </style:style>
    <style:style style:name="T24" style:family="text">
      <style:text-properties fo:font-size="22pt" fo:font-style="normal" style:font-size-asian="28pt" style:font-style-asian="normal" style:font-size-complex="28pt" style:font-style-complex="normal"/>
    </style:style>
    <style:style style:name="T2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5cm"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What is React Native?</text:p>
          </draw:text-box>
        </draw:frame>
        <draw:frame draw:style-name="gr1" draw:text-style-name="P1" draw:layer="layout" svg:width="25.4cm" svg:height="16.481cm" svg:x="1.27cm" svg:y="4.064cm">
          <draw:text-box>
            <text:p><text:span text:style-name="T1">React Native is a framework that allows you to write </text:span><text:span text:style-name="T1">native apps using the familiar React echo system.</text:span></text:p>
            <text:p/>
            <text:p><text:span text:style-name="T1">Unlike running a web app in the devices browser or </text:span><text:span text:style-name="T1">hybrid apps (e.g., Cordova), React Native apps are </text:span><text:span text:style-name="T1">truly native, using native components and </text:span><text:span text:style-name="T1">architecture. </text:span></text:p>
            <text:p/>
            <text:p><text:span text:style-name="T1">A React Native app uses a layer between it and the </text:span><text:span text:style-name="T1">native OS so it is not as fast as an app built in a </text:span><text:span text:style-name="T1">native language (Java, Swift, etc.) but it is very </text:span><text:span text:style-name="T1">close and has the advantage of being highly </text:span><text:span text:style-name="T1">portable.</text:span></text:p>
            <text:p/>
            <text:p><text:span text:style-name="T1">React Native is still a young technology (2015) so it </text:span><text:span text:style-name="T1">is still evolving and developing.</text:span></text:p>
            <text:p/>
            <text:p/>
            <text:p/>
            <text:p><text:span text:style-name="T1"><text:s/></text:span></text:p>
            <text:p/>
            <text:p><text:span text:style-name="T1"><text:s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What You’ll Need</text:p>
          </draw:text-box>
        </draw:frame>
        <draw:frame draw:style-name="gr3" draw:text-style-name="P1" draw:layer="layout" svg:width="22.86cm" svg:height="16.675cm" svg:x="2.286cm" svg:y="3.556cm">
          <draw:text-box>
            <text:p><text:span text:style-name="T2">Environment:</text:span></text:p>
            <text:list text:style-name="L3">
              <text:list-header>
                <text:p/>
              </text:list-header>
            </text:list>
            <text:list text:style-name="L4">
              <text:list-item>
                <text:p><text:span text:style-name="T3">Node</text:span></text:p>
              </text:list-item>
              <text:list-item>
                <text:p><text:span text:style-name="T3">npm/yarn</text:span></text:p>
              </text:list-item>
            </text:list>
            <text:p/>
            <text:p><text:span text:style-name="T2">Interface:</text:span></text:p>
            <text:p/>
            <text:list text:style-name="L5">
              <text:list-item>
                <text:p><text:span text:style-name="T3">Python2</text:span></text:p>
              </text:list-item>
              <text:list-item>
                <text:p><text:span text:style-name="T3">JDK</text:span></text:p>
              </text:list-item>
              <text:list-item>
                <text:p><text:span text:style-name="T3">React Native CLI</text:span></text:p>
              </text:list-item>
              <text:list-item>
                <text:p text:style-name="P3"><text:span text:style-name="T3">Android SDK</text:span></text:p>
              </text:list-item>
              <text:list-item>
                <text:p><text:span text:style-name="T3">Watchman (recommended)</text:span></text:p>
              </text:list-item>
              <text:list-item>
                <text:p><text:span text:style-name="T3">Xcode (iOS only)</text:span></text:p>
              </text:list-item>
            </text:list>
            <text:p text:style-name="P3"/>
            <text:p text:style-name="P3"/>
            <text:p text:style-name="P3"><text:span text:style-name="T2">Emulator/Device:</text:span></text:p>
            <text:p text:style-name="P3"><text:span text:style-name="T4"/></text:p>
            <text:list text:continue-numbering="true" text:style-name="L5">
              <text:list-item>
                <text:p text:style-name="P3"><text:span text:style-name="T5">Can be run on an emulator (e.g., Android Studio, </text:span><text:span text:style-name="T5">Genymotion) or on an actual device (by USB or Wi-Fi)</text:span></text:p>
              </text:list-item>
            </text:list>
            <text:p text:style-name="P3"><text:span text:style-name="T6"/></text:p>
            <text:p text:style-name="P3"><text:span text:style-name="T2">Launching point:</text:span></text:p>
            <text:list text:continue-numbering="true" text:style-name="L5">
              <text:list-header>
                <text:p text:style-name="P3"><text:span text:style-name="T4"/></text:p>
              </text:list-header>
              <text:list-item>
                <text:p text:style-name="P3"><text:span text:style-name="T7">Expo</text:span></text:p>
              </text:list-item>
              <text:list-item>
                <text:p text:style-name="P3"><text:span text:style-name="T7">create-react-native-app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What React Native <text:span text:style-name="T8">Is</text:span></text:p>
          </draw:text-box>
        </draw:frame>
        <draw:frame draw:style-name="gr4" draw:text-style-name="P1" draw:layer="layout" svg:width="18.288cm" svg:height="12.192cm" svg:x="5.334cm" svg:y="5.334cm">
          <draw:text-box>
            <text:p><text:span text:style-name="T9">React Native </text:span><text:span text:style-name="T10">is</text:span><text:span text:style-name="T9"> JavaScript – 100%</text:span></text:p>
            <text:p><text:span text:style-name="T9"/></text:p>
            <text:p><text:span text:style-name="T9">React Native </text:span><text:span text:style-name="T10">is</text:span><text:span text:style-name="T9"> React – 100%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What React Native <text:span text:style-name="T8">Is Not</text:span></text:p>
          </draw:text-box>
        </draw:frame>
        <draw:frame draw:style-name="gr5" draw:text-style-name="P1" draw:layer="layout" svg:width="23.114cm" svg:height="8.012cm" svg:x="2.286cm" svg:y="5.334cm">
          <draw:text-box>
            <text:p><text:span text:style-name="T9">React Native does not have HTML, but is </text:span><text:span text:style-name="T9">HTML-ish.</text:span></text:p>
            <text:p><text:span text:style-name="T11"/></text:p>
            <text:p><text:span text:style-name="T9">React Native does not have CSS, but is </text:span><text:span text:style-name="T9">CSS-ish.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DOM Structure</text:p>
          </draw:text-box>
        </draw:frame>
        <draw:frame draw:style-name="gr6" draw:text-style-name="P1" draw:layer="layout" svg:width="26.162cm" svg:height="4.77cm" svg:x="1.27cm" svg:y="3.81cm">
          <draw:text-box>
            <text:p><text:span text:style-name="T12">There are no HTML elements in React Native (e.g., </text:span><text:span text:style-name="T13">h1</text:span><text:span text:style-name="T12">, </text:span><text:span text:style-name="T13">h2</text:span><text:span text:style-name="T12">, etc., </text:span><text:span text:style-name="T13">p</text:span><text:span text:style-name="T12">, </text:span><text:span text:style-name="T13">div</text:span><text:span text:style-name="T12">, </text:span><text:span text:style-name="T13">span</text:span><text:span text:style-name="T12">, </text:span><text:span text:style-name="T13">section</text:span><text:span text:style-name="T12">, etc.)</text:span></text:p>
            <text:p/>
            <text:p><text:span text:style-name="T12">All DOM elements are React Native components.</text:span></text:p>
            <text:p/>
            <text:p><text:span text:style-name="T14">The basic structural components are </text:span><text:span text:style-name="T15">View</text:span><text:span text:style-name="T16"> (like a </text:span><text:span text:style-name="T17">div</text:span><text:span text:style-name="T18">) and </text:span><text:span text:style-name="T15">Text</text:span><text:span text:style-name="T18"> (like </text:span><text:span text:style-name="T19"><text:s/></text:span><text:span text:style-name="T20">h1</text:span><text:span text:style-name="T19">, </text:span><text:span text:style-name="T20">h2</text:span><text:span text:style-name="T19">, ..., </text:span><text:span text:style-name="T20">p</text:span><text:span text:style-name="T19">, etc.)</text:span></text:p>
          </draw:text-box>
        </draw:frame>
        <draw:frame draw:style-name="gr7" draw:layer="layout" svg:width="11.684cm" svg:height="3.071cm" svg:x="1.778cm" svg:y="9.398cm">
          <draw:text-box>
            <text:p>&lt;View&gt;</text:p>
            <text:p><text:s text:c="2"/>&lt;Text&gt;Hello, world!&lt;/Text&gt;</text:p>
            <text:p>&lt;/View&gt;</text:p>
          </draw:text-box>
        </draw:frame>
        <draw:frame draw:style-name="gr8" draw:text-style-name="P5" draw:layer="layout" svg:width="21.884cm" svg:height="4.43cm" svg:x="1.23cm" svg:y="13.604cm">
          <draw:text-box>
            <text:p><text:span text:style-name="T21">View</text:span><text:span text:style-name="T19"> cannot accept text specific properties (e.g., </text:span><text:span text:style-name="T20">color</text:span><text:span text:style-name="T19">) and vice versa.</text:span></text:p>
            <text:p><text:span text:style-name="T22"/></text:p>
            <text:p><text:span text:style-name="T21">View</text:span><text:span text:style-name="T19"> cannot accept text directly.</text:span></text:p>
            <text:p><text:span text:style-name="T22"/></text:p>
            <text:p><text:span text:style-name="T21">View </text:span><text:span text:style-name="T19">cannot be a child of </text:span><text:span text:style-name="T21">Text</text:span><text:span text:style-name="T19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SS in React Native </text:p>
          </draw:text-box>
        </draw:frame>
        <draw:frame draw:style-name="gr9" draw:text-style-name="P1" draw:layer="layout" svg:width="25.4cm" svg:height="15.748cm" svg:x="1.524cm" svg:y="4.064cm">
          <draw:text-box>
            <text:p><text:span text:style-name="T3">React Native interfaces with the native device and allows you to use CSS-like language.</text:span></text:p>
            <text:p/>
            <text:p><text:span text:style-name="T3">Many (but not all) CSS properties are available. </text:span></text:p>
            <text:p/>
            <text:p><text:span text:style-name="T3">CSS properties are in lower camel case (i.e., </text:span><text:span text:style-name="T23">font-size</text:span><text:span text:style-name="T24"> becomes </text:span><text:span text:style-name="T23">fontSize</text:span><text:span text:style-name="T24">)</text:span></text:p>
            <text:p><text:span text:style-name="T25"/></text:p>
            <text:p><text:span text:style-name="T24">Dimensions (like for </text:span><text:span text:style-name="T23">fontSize</text:span><text:span text:style-name="T24">) are always either numbers or strings (as a percent) – no </text:span><text:span text:style-name="T23">px, em, </text:span><text:span text:style-name="T24">etc.</text:span></text:p>
            <text:p><text:span text:style-name="T24"/></text:p>
            <text:p><text:span text:style-name="T24">There is a heavy reliance on React Native’s implementation of Flexbox.</text:span></text:p>
            <text:p><text:span text:style-name="T24"/></text:p>
            <text:p><text:span text:style-name="T24">All CSS properties are JS objects so the values must be a number or string. ( </text:span><text:span text:style-name="T23">fontWeight: </text:span><text:span text:style-name="T23">‘bold’</text:span><text:span text:style-name="T24"> not </text:span><text:span text:style-name="T23">fontWeight: </text:span><text:span text:style-name="T23">bold</text:span><text:span text:style-name="T24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SS in RN, cont.</text:p>
          </draw:text-box>
        </draw:frame>
        <draw:frame draw:style-name="gr10" draw:text-style-name="P7" draw:layer="layout" svg:width="23.368cm" svg:height="1.016cm" svg:x="1.778cm" svg:y="3.81cm">
          <draw:text-box>
            <text:p text:style-name="P6"><text:span text:style-name="T2">Inline styles:</text:span></text:p>
          </draw:text-box>
        </draw:frame>
        <draw:frame draw:style-name="gr11" draw:layer="layout" svg:width="16.947cm" svg:height="1.191cm" svg:x="2.286cm" svg:y="5.08cm">
          <draw:text-box>
            <text:p>&lt;Text style={{ fontSize: 32 }}&gt;Howdy!&lt;/Text&gt;</text:p>
          </draw:text-box>
        </draw:frame>
        <draw:frame draw:style-name="gr10" draw:text-style-name="P7" draw:layer="layout" svg:width="23.368cm" svg:height="1.016cm" svg:x="1.778cm" svg:y="6.858cm">
          <draw:text-box>
            <text:p text:style-name="P6"><text:span text:style-name="T2">StyleSheet:</text:span></text:p>
          </draw:text-box>
        </draw:frame>
        <draw:frame draw:style-name="gr12" draw:layer="layout" svg:width="23.368cm" svg:height="12.471cm" svg:x="2.286cm" svg:y="8.128cm">
          <draw:text-box>
            <text:p>// imports, etc. …</text:p>
            <text:p/>
            <text:p>const MyComponent = props =&gt; (</text:p>
            <text:p><text:s text:c="2"/>&lt;Text style={styles.howdyText}&gt;{`Howdy, ${props.name}!`}&lt;/Text&gt;</text:p>
            <text:p>)</text:p>
            <text:p/>
            <text:p>export default MyComponent</text:p>
            <text:p/>
            <text:p>const styles = StyleSheet.create({</text:p>
            <text:p><text:s text:c="2"/>howdyText: {</text:p>
            <text:p><text:s text:c="4"/>FontSize: 32,</text:p>
            <text:p><text:s text:c="2"/>},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JP Regular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itmap_20_7" draw:display-name="Bitmap 7" xlink:href="Pictures/1000000000000020000000204B249CA79A42C6D7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draw:stroke-dash="Dashed_20__28_var_29__20_4" svg:stroke-color="#000000" draw:fill="solid" draw:fill-color="#eeeeee" draw:fill-gradient-name="Gradient_20_2" draw:fill-hatch-name="Hatching_20_1" draw:fill-image-name="Bitmap_20_7" draw:textarea-horizontal-align="left" draw:auto-grow-height="true" draw:auto-grow-width="false" fo:min-height="12.704cm" fo:min-width="0cm">
        <text:list-style style:name="cod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1.27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Mono CJK JP Regular" fo:font-family="'Noto Sans Mono CJK JP Regular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1:58:40.073549439</meta:creation-date>
    <meta:editing-duration>PT1H50M50S</meta:editing-duration>
    <meta:editing-cycles>8</meta:editing-cycles>
    <meta:generator>LibreOffice/6.0.3.2$Linux_X86_64 LibreOffice_project/00m0$Build-2</meta:generator>
    <dc:title>Lush Green</dc:title>
    <dc:date>2018-08-06T11:55:07.140457509</dc:date>
    <meta:document-statistic meta:object-count="87"/>
  </office:meta>
</office:document-meta>
</file>